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0.564cm"/>
    </style:style>
    <style:style style:name="co6" style:family="table-column">
      <style:table-column-properties fo:break-before="auto" style:column-width="6.043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556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office:value-type="string">
            <text:p>_0000xxyy</text:p>
          </table:table-cell>
          <table:table-cell office:value-type="string">
            <text:p>mov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rc: xx; dst: yy;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office:value-type="float" office:value="256">
            <text:p>256</text:p>
          </table:table-cell>
          <table:table-cell office:value-type="string">
            <text:p>int</text:p>
          </table:table-cell>
          <table:table-cell office:value-type="float" office:value="1024">
            <text:p>1024</text:p>
          </table:table-cell>
          <table:table-cell office:value-type="string">
            <text:p>00_i..ff_i</text:p>
          </table:table-cell>
          <table:table-cell office:value-type="string">
            <text:p>i_00 – this modu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_000100xx</text:p>
          </table:table-cell>
          <table:table-cell office:value-type="string">
            <text:p>a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+ b): xx;</text:p>
          </table:table-cell>
          <table:table-cell office:value-type="float" office:value="256">
            <text:p>256</text:p>
          </table:table-cell>
          <table:table-cell office:value-type="string">
            <text:p>long</text:p>
          </table:table-cell>
          <table:table-cell office:value-type="float" office:value="2048">
            <text:p>2048</text:p>
          </table:table-cell>
          <table:table-cell office:value-type="string">
            <text:p>00_l..ff_l</text:p>
          </table:table-cell>
          <table:table-cell office:value-type="string">
            <text:p>i_01 – system lib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_000101xx</text:p>
          </table:table-cell>
          <table:table-cell office:value-type="string">
            <text:p>su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– b): xx;</text:p>
          </table:table-cell>
          <table:table-cell office:value-type="float" office:value="256">
            <text:p>256</text:p>
          </table:table-cell>
          <table:table-cell office:value-type="string">
            <text:p>float</text:p>
          </table:table-cell>
          <table:table-cell office:value-type="float" office:value="1024">
            <text:p>1024</text:p>
          </table:table-cell>
          <table:table-cell office:value-type="string">
            <text:p>00_f..ff_f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>
            <text:p>_000110xx</text:p>
          </table:table-cell>
          <table:table-cell office:value-type="string">
            <text:p>mu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* b): xx;</text:p>
          </table:table-cell>
          <table:table-cell office:value-type="float" office:value="256">
            <text:p>256</text:p>
          </table:table-cell>
          <table:table-cell office:value-type="string">
            <text:p>double</text:p>
          </table:table-cell>
          <table:table-cell office:value-type="float" office:value="2048">
            <text:p>2048</text:p>
          </table:table-cell>
          <table:table-cell office:value-type="string">
            <text:p>00_d..ff_d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11xx</text:p>
          </table:table-cell>
          <table:table-cell office:value-type="string">
            <text:p>div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/ b): xx;</text:p>
          </table:table-cell>
          <table:table-cell table:number-columns-repeated="3"/>
          <table:table-cell office:value-type="string">
            <text:p>00_n.._ff_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1000xx</text:p>
          </table:table-cell>
          <table:table-cell office:value-type="string">
            <text:p>ne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: xx; (-a): x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01xx</text:p>
          </table:table-cell>
          <table:table-cell office:value-type="string">
            <text:p>cm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, b: xx; res to fla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00x</text:p>
          </table:table-cell>
          <table:table-cell office:value-type="string">
            <text:p>in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++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01x</text:p>
          </table:table-cell>
          <table:table-cell office:value-type="string">
            <text:p>de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--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0x</text:p>
          </table:table-cell>
          <table:table-cell office:value-type="string">
            <text:p>sh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gt;&gt;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1x</text:p>
          </table:table-cell>
          <table:table-cell office:value-type="string">
            <text:p>sh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lt;&lt;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00x</text:p>
          </table:table-cell>
          <table:table-cell office:value-type="string">
            <text:p>no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!a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01x</text:p>
          </table:table-cell>
          <table:table-cell office:value-type="string">
            <text:p>n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&amp;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10x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11x</text:p>
          </table:table-cell>
          <table:table-cell office:value-type="string">
            <text:p>n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^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00x</text:p>
          </table:table-cell>
          <table:table-cell office:value-type="string">
            <text:p>m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%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01x</text:p>
          </table:table-cell>
          <table:table-cell office:value-type="string">
            <text:p>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&amp;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10x</text:p>
          </table:table-cell>
          <table:table-cell office:value-type="string">
            <text:p>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11x</text:p>
          </table:table-cell>
          <table:table-cell office:value-type="string">
            <text:p>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^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0</text:p>
          </table:table-cell>
          <table:table-cell office:value-type="string">
            <text:p>c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1</text:p>
          </table:table-cell>
          <table:table-cell office:value-type="string">
            <text:p>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0</text:p>
          </table:table-cell>
          <table:table-cell office:value-type="string">
            <text:p>c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1</text:p>
          </table:table-cell>
          <table:table-cell office:value-type="string">
            <text:p>st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0</text:p>
          </table:table-cell>
          <table:table-cell office:value-type="string">
            <text:p>cl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1</text:p>
          </table:table-cell>
          <table:table-cell office:value-type="string">
            <text:p>st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10</text:p>
          </table:table-cell>
          <table:table-cell table:style-name="Default" office:value-type="string">
            <text:p>clk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_01000111</text:p>
          </table:table-cell>
          <table:table-cell table:style-name="Default" office:value-type="string">
            <text:p>stk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office:value-type="string">
            <text:p>_01001000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ze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01</text:p>
          </table:table-cell>
          <table:table-cell office:value-type="string">
            <text:p>dele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10</text:p>
          </table:table-cell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: int; result: long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11</text:p>
          </table:table-cell>
          <table:table-cell office:value-type="string">
            <text:p>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ta; 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00</text:p>
          </table:table-cell>
          <table:table-cell table:style-name="Default" office:value-type="string">
            <text:p>sel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2" office:value-type="string">
            <text:p>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01</text:p>
          </table:table-cell>
          <table:table-cell table:style-name="Default" office:value-type="string">
            <text:p>system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2" office:value-type="string">
            <text:p>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1x</text:p>
          </table:table-cell>
          <table:table-cell table:style-name="Default" office:value-type="string">
            <text:p>hole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>
            <text:p>_010100xx</text:p>
          </table:table-cell>
          <table:table-cell office:value-type="string">
            <text:p>sto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rc: xx; index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01xx</text:p>
          </table:table-cell>
          <table:table-cell office:value-type="string">
            <text:p>lo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ray: int; index: long; dst: x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1xxx</text:p>
          </table:table-cell>
          <table:table-cell office:value-type="string">
            <text:p>got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rray: int; index: long;</text:p>
          </table:table-cell>
          <table:table-cell table:number-columns-repeated="1018"/>
        </table:table-row>
        <table:table-row table:style-name="ro1" table:number-rows-repeated="1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uk" number:country="UA">грн.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uk" number:country="UA">грн.</number:currency-symbol>
      <style:map style:condition="value()&gt;=0" style:apply-style-name="N113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size="11pt" style:font-name-asian="DejaVu Sans" style:font-size-asian="11pt" style:font-name-complex="DejaVu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3-12-18T20:45:45Z</meta:creation-date>
    <dc:date>2014-02-03T20:56:50</dc:date>
    <meta:editing-cycles>42</meta:editing-cycles>
    <meta:editing-duration>PT16H34M45S</meta:editing-duration>
    <dc:creator>vlad </dc:creator>
    <meta:document-statistic meta:table-count="1" meta:cell-count="200" meta:object-count="0"/>
  </office:meta>
</office:document-meta>
</file>